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fo:background-color="#ffffff" loext:char-shading-value="0"/>
    </style:style>
    <style:style style:name="T2" style:family="text">
      <style:text-properties fo:color="#000000" loext:opacity="100%" fo:background-color="#ffffff" loext:char-shading-value="0"/>
    </style:style>
    <style:style style:name="T3" style:family="text">
      <style:text-properties fo:color="#000000" loext:opacity="100%" style:font-name="arial" fo:font-size="12pt" fo:background-color="#ffffff" loext:char-shading-value="0"/>
    </style:style>
    <style:style style:name="T4" style:family="text">
      <style:text-properties fo:color="#000000" loext:opacity="100%" fo:font-size="13pt" fo:background-color="#ff9900" loext:char-shading-value="0"/>
    </style:style>
    <style:style style:name="T5" style:family="text">
      <style:text-properties fo:color="#000000" loext:opacity="100%" fo:background-color="#ff9900" loext:char-shading-value="0"/>
    </style:style>
    <style:style style:name="T6" style:family="text">
      <style:text-properties fo:color="#ffffff" loext:opacity="100%" style:font-name="arial" fo:font-size="13pt" fo:background-color="#ff9900" loext:char-shading-value="0" loext:padding="0cm" loext:border="none"/>
    </style:style>
    <style:style style:name="T7" style:family="text">
      <style:text-properties fo:color="#ffffff" loext:opacity="100%" fo:background-color="#ff9900" loext:char-shading-value="0"/>
    </style:style>
    <style:style style:name="T8" style:family="text">
      <style:text-properties fo:color="#ffffff" loext:opacity="100%" fo:background-color="#ff9900" loext:char-shading-value="0" loext:padding="0cm" loext:border="none"/>
    </style:style>
    <style:style style:name="T9" style:family="text">
      <style:text-properties fo:color="#ffffff" loext:opacity="100%" fo:font-size="13pt" fo:background-color="#ff99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La formation "Cybersécurité - Sécurité et Technologies Informatiques" permet aux étudiants de l'option Informatique et Réseaux de BTS CIEL d'accéder au diplôme d'ingénieur de l'INSA Centre Val de Loire par la voie de l'apprentissage</text:span><text:span text:style-name="Emphasis"><text:span text:style-name="T3">.</text:span></text:span><text:span text:style-name="T3"> </text:span></text:p>
      <text:p text:style-name="P1"><text:span text:style-name="T3">Ce diplôme assure une insertion optimale avec un taux net d'emploi de 100% à 6 mois, de très bonnes conditions d'embauche avec un recrutement rapide et un salaire moyen de 42,6 K€ avec primes (données diplômés STI apprentissage 2023).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Participez à notre </text:span><text:span text:style-name="Strong_20_Emphasis"><text:span text:style-name="T8"> </text:span></text:span><text:span text:style-name="Strong_20_Emphasis"><text:span text:style-name="T6">webinaire </text:span></text:span><text:span text:style-name="T2"> </text:span><text:span text:style-name="T3">pour découvrir cette formation :</text:span></text:p>
      <text:p text:style-name="P1"><text:span text:style-name="Strong_20_Emphasis"><text:span text:style-name="T7"> </text:span></text:span><text:span text:style-name="Strong_20_Emphasis"><text:span text:style-name="T9">mardi 21 janvier 2025</text:span></text:span><text:span text:style-name="Strong_20_Emphasis"><text:span text:style-name="T4">  </text:span></text:span></text:p>
      <text:p text:style-name="P1"><text:span text:style-name="Strong_20_Emphasis"><text:span text:style-name="T5"> </text:span></text:span><text:span text:style-name="Strong_20_Emphasis"><text:span text:style-name="T9">de 18h30 à 19h30</text:span></text:span><text:span text:style-name="Strong_20_Emphasis"><text:span text:style-name="T4">  </text:span></text:span></text:p>
      <text:p text:style-name="P1"><text:span text:style-name="T1">lien d’inscription : </text:span><text:a xlink:type="simple" xlink:href="https://forms.gle/XbDBaZABbMJCA4k57" office:target-frame-name="_blank" xlink:show="new" text:style-name="Internet_20_link" text:visited-style-name="Visited_20_Internet_20_Link"><text:span text:style-name="Strong_20_Emphasis"><text:span text:style-name="T5"> </text:span></text:span><text:span text:style-name="Strong_20_Emphasis"><text:span text:style-name="T9">https://forms.gle/XbDBaZABbMJCA4k57</text:span></text:span><text:span text:style-name="Strong_20_Emphasis"><text:span text:style-name="T4"> </text:span></text:span>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CRUCHET</meta:initial-creator>
    <meta:creation-date>2025-01-14T10:52:59.799392455</meta:creation-date>
    <dc:date>2025-01-14T10:53:44.463542492</dc:date>
    <dc:creator>Philippe CRUCHET</dc:creator>
    <meta:editing-duration>PT45S</meta:editing-duration>
    <meta:editing-cycles>1</meta:editing-cycles>
    <meta:document-statistic meta:table-count="0" meta:image-count="0" meta:object-count="0" meta:page-count="1" meta:paragraph-count="6" meta:word-count="94" meta:character-count="632" meta:non-whitespace-character-count="533"/>
    <meta:generator>LibreOffice/24.2.5.2$Linux_X86_64 LibreOffice_project/420$Build-2</meta:generator>
  </office:meta>
</office:document-meta>
</file>